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7c445"/>
    </style:style>
    <style:style style:name="P2" style:family="paragraph" style:parent-style-name="Standard">
      <style:text-properties officeooo:rsid="0018c319" officeooo:paragraph-rsid="0017c445"/>
    </style:style>
    <style:style style:name="P3" style:family="paragraph" style:parent-style-name="Standard">
      <style:text-properties officeooo:rsid="0018c319" officeooo:paragraph-rsid="001dbb39"/>
    </style:style>
    <style:style style:name="P4" style:family="paragraph" style:parent-style-name="Standard">
      <style:text-properties officeooo:rsid="0018c319" officeooo:paragraph-rsid="001e1265"/>
    </style:style>
    <style:style style:name="P5" style:family="paragraph" style:parent-style-name="Standard">
      <style:text-properties officeooo:rsid="0018c319" officeooo:paragraph-rsid="001fb4c8"/>
    </style:style>
    <style:style style:name="P6" style:family="paragraph" style:parent-style-name="Standard">
      <style:text-properties officeooo:rsid="0018c319" officeooo:paragraph-rsid="0021de98"/>
    </style:style>
    <style:style style:name="P7" style:family="paragraph" style:parent-style-name="Standard">
      <style:text-properties officeooo:rsid="0018c319" officeooo:paragraph-rsid="0021de98"/>
    </style:style>
    <style:style style:name="T1" style:family="text">
      <style:text-properties officeooo:rsid="0018c319"/>
    </style:style>
    <style:style style:name="T2" style:family="text">
      <style:text-properties officeooo:rsid="00239a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പുണ്യാഹ മംഗളാശംസകൾ </text:p>
      <text:p text:style-name="Standard"/>
      <text:p text:style-name="P1">വാർഷികപരീക്ഷയെല്ലാം കഴിഞ്ഞു സ്കൂൾ പൂട്ടിയതോടെ കുട്ടികളെല്ലാവരും മദ്ധ്യവേനലവധിയുടെ ആഹ്ലാദത്തിലാണ്.അമ്മാത്തും മറ്റുബന്ധുഗൃഹങ്ങളിലും പോകാനുള്ള ഉത്സാഹത്തിലും തിരക്കിലുമാണ് അവർ.അവധിക്കാലം വന്നതോടൊപ്പം തന്നെ ഉപനയനങ്ങളുടെ വരവും ആയി.ഒരേദിവസം തന്നെ പലയിടങ്ങളിലു ക്ഷണം ലഭിക്കുമെങ്കിലും ചിലയിടത്തൊക്കെയേ പോകാൻ സാധിക്കാറുള്ളു.അങ്ങനെ ഒരുപനയനസ്ഥലത്ത് ക്രിയയ്ക്ക് കൂടാൻ കാത്തിരിക്കുകയാണ്.സൗകര്യമായതിനാൽ കുട്ടികളെയും ഒപ്പം കൂട്ടിയിട്ടുണ്ട്.അവർ <text:s/>നമ്മുടെ സംസ്ക്കാരത്തോടുള്ള ആഭിമുഖ്യം നിലനിർത്തണമല്ലോ. കർമ്മിയും മറ്റു ബ്രാഹ്മണരും പുണ്യാഹൗരുളിയുമായി എഴുന്നേറ്റുനിന്നു മന്ത്രങ്ങൾ ചൊല്ലിത്തുടങ്ങി. അതിൽ ശ്രദ്ധിച്ചിരുന്ന കുട്ടികൾക്ക് സംശയവും ഉണ്ടായിത്തുടങ്ങി</text:p>
      <text:p text:style-name="P1">“ഇതെന്താണഛാ ഒരാൾ ഒരു മന്ത്രം ചൊല്ലുമ്പോൾ മറ്റുള്ളവരെല്ലാംവേറെ തരത്തിൽ ചൊല്ലുന്നത്? <text:span text:style-name="T1">ഇന്നാൾ ഒരു ദിവസം എന്റെ കൂടെ പഠിക്കുന്ന വിഷ്ണുവിന്റെ ഉപനയനത്തിനു പോയപ്പോൾ അവിടെയെല്ലാവരും ഒരുമിച്ച് ഒന്നുതന്നെയാണല്ലോ ചൊല്ലിക്കേട്ടത്.”</text:span></text:p>
      <text:p text:style-name="P2">ഞാൻ പറഞ്ഞു.” ഭജനസംഘം ഭജന പാടുന്നതുപോലെയല്ല ഈ മന്ത്രങ്ങൾ ചൊല്ലേണ്ടത് കർമ്മിയും മറ്റുള്ളവരും അർത്ഥനയും ഉത്തരവുമായിട്ടാണിതു ചൊല്ലേണ്ടത് ഉരുളി ഉയർത്തിപ്പിടിച്ചുകൊണ്ടുള്ള ഈപ്രക്രിയ പുണ്യാഹവാചനത്തിനുള്ള തയ്യാറെടുപ്പാണ്. ഒരു പ്രവൃത്തിപൂർണ്ണവിജയത്തിലേക്കെത്തണമെങ്കിൽ ഏകാഗ്രമായ മനസ്സ് ആവശ്യമാണ്.കർമ്മി മറ്റുള്ളവരോട് ചില കാര്യങ്ങൾനിർദ്ദേശിക്കുന്നു അവർ അതിനു മറുപടി പറയുന്നു.ആദ്യം നമുക്ക മന്ത്രങ്ങൾ ശ്രദ്ധിക്കാം <text:s/></text:p>
      <text:p text:style-name="P2">കർമ്മി </text:p>
      <text:p text:style-name="P2">"ഓം <text:s/>മനസ്സമാധിയതാം " </text:p>
      <text:p text:style-name="P2">മറ്റുള്ളവർ </text:p>
      <text:p text:style-name="P2">“സമാഹിത മനസഃ <text:s/>സ്മഃ " </text:p>
      <text:p text:style-name="P2">കർമ്മി </text:p>
      <text:p text:style-name="P2">"പ്രസീദന്തുഭവന്ത" </text:p>
      <text:p text:style-name="P2">മറ്റുള്ളവർ </text:p>
      <text:p text:style-name="P2">“പ്രസന്നാഃ <text:s/>സ്മഃ " </text:p>
      <text:p text:style-name="P2">ഇനി എല്ലാവരും കൂടി ഒരുമിച്ചു ചൊല്ലു ന്നു <text:s text:c="3"/></text:p>
      <text:p text:style-name="P2">"ശാന്തിരസ്തു, പുഷ്ടിരസ്തു,ഋദ്ധിരസ്തു,അവിഘ്നമസ്തു, ശിവം കർമാസ്തു" </text:p>
      <text:p text:style-name="P2">ഇനി കർമ്മത്തിൽ ഏതു ദേവതയെയാണോ പ്രീതിപ്പെടുത്തേണ്ടത് അവരുടെ പ്രീതിയ്ക്കുവേണ്ടിചൊല്ലുന്നു. </text:p>
      <text:p text:style-name="P2">കർമ്മി </text:p>
      <text:p text:style-name="P2">"പ്രജാപതി <text:s/>പ്രീയതാം " </text:p>
      <text:p text:style-name="P2">മറ്റുള്ളവർ </text:p>
      <text:p text:style-name="P2">“പ്രിയതാം പ്രജാപതി" </text:p>
      <text:p text:style-name="P2">ഇനിയും നിർദ്ദേശ പ്രതിനിർദ്ദേശ രീതിയിൽ ചൊല്ലുന്നു. </text:p>
      <text:p text:style-name="P2">കർമ്മി <text:s/></text:p>
      <text:p text:style-name="P2">“ഓം പുണ്യാഹം ഭവന്തോ ബ്രുവന്തു" </text:p>
      <text:p text:style-name="P2">മറ്റുള്ളവർ </text:p>
      <text:p text:style-name="P2">“ ഓം പുണ്യാഹം" </text:p>
      <text:p text:style-name="P2">കർമ്മി <text:s/></text:p>
      <text:p text:style-name="P2">“ ഓം സ്വസ്തി ഭവന്തോ ബ്രുവന്തു" </text:p>
      <text:p text:style-name="P2">മറ്റുള്ളവർ </text:p>
      <text:p text:style-name="P2">“ ഓം സ്വസ്തി" </text:p>
      <text:p text:style-name="P2">കർമ്മി </text:p>
      <text:p text:style-name="P2">“ ഓം ഋദ്ധിം <text:s/>ഭവന്തോ ബ്രുവന്തു" </text:p>
      <text:p text:style-name="P2"><text:soft-page-break/>മറ്റുള്ളവർ </text:p>
      <text:p text:style-name="P2">“ ഓം ഋദ്ധ്യതാം ,ഋദ്ധ്യതാം ,ഋദ്ധ്യതാം .”</text:p>
      <text:p text:style-name="P2">അതിനുശേഷം ഉരുളി താഴെ വച്ച് പുണ്യാഹമന്ത്രങ്ങൾ ജപിച്ചു തളിക്കുന്നു </text:p>
      <text:p text:style-name="P2">ഇനി നമുക്ക് മേൽ പറഞ്ഞ മന്ത്രങ്ങൾ ഒന്നു പരിശോധിയ്ക്കാം <text:s/></text:p>
      <text:p text:style-name="P2">“മനഃ സമാധിയതാം" </text:p>
      <text:p text:style-name="P3">മനസ്സ് സമാധിസ്ഥമാക്കിയാലും എന്നു കർമ്മി മറ്റു ബ്രാഹ്മണരോട് അഭ്യർത്ഥിക്കുകയാണ് <text:s/>സമാധിസ്ഥമാക്കുകയെന്നാൽ ദ്ധ്യേയമായ വസ്തുവിനോട് ചേർത്തുനിർത്തുകയെന്നാണ് .ദ്ധ്യേയമായ വസ്തു പരബ്രഹ്മ് അഥവാ പരമാത്മാവ്.അതുതന്നെ ജീവാത്മാവ്.അതായത് മൻസ്സിനെ ആത്മാവിനോട് ചേർത്തുനിർത്തിയാലും എന്നഭ്യർത്ഥിക്കുന്നു.അപ്പോൾ മറ്റുള്ളവർ പറയുന്നു,സമാഹിത മനസഃ <text:s text:c="2"/>സ്മഃ <text:s text:c="4"/>ഞങ്ങൾ സമാഹിത മനസ്കരായി.അതായത് മനസ്സിനെ ആത്മാവിനോട് ചേർത്തുനിർത്തിക്കഴിഞ്ഞു. മനസ്സ് അത്മാവിൽ ചേരുമ്പോൾ ചിന്തകൾ പതറാതെ ഏകാഗ്രമാകും <text:s/>ഇനിയും അടുത്ത നിർദ്ദേശം,പ്രസീദന്തു ഭവന്ത. ഭവാന്മാർ സന്തോഷിച്ചാലും <text:s/>മറുപടി "പ്രസന്നാ സ്മഃ <text:s/>". ഞങ്ങൾ സന്തുഷ്ടരായിക്കഴിഞ്ഞു. </text:p>
      <text:p text:style-name="P3">എല്ലാവരും ചേർന്ന് ഇനി ചില ആശംസകൾ നടത്തുന്നു </text:p>
      <text:p text:style-name="P3">ശാന്തിരസ്തു <text:s/>-ശാന്തിയുട്ടകട്ടെ </text:p>
      <text:p text:style-name="P3">പുഷ്ടിരസ്തു <text:s text:c="4"/>-പുഷ്ടിയുണ്ടാകട്ടെ</text:p>
      <text:p text:style-name="P3">ഋദ്ധിരസ്തു- സമൃദ്ധിയുണ്ടാകട്ടെ </text:p>
      <text:p text:style-name="P3">അവിഘ്നമസ്തു-വിഘ്നങ്ങൾ ഉണ്ടാകാതിരിക്കട്ടെ </text:p>
      <text:p text:style-name="P3">ശിവം കർമ്മാസ്തു -കർമ്മത്തിനു മംഗളം <text:s/>ഉണ്ടാകട്ടെ <text:s text:c="3"/></text:p>
      <text:p text:style-name="P4">അതായത്കർമ്മത്തിനു ശാന്തിയും പുഷ്ടിയും സമൃദ്ധിയും മംഗളവും ഉണ്ടാവുകയും വിഘ്നങ്ങൾ ഉണ്ടാകാതെയുമിരിക്കട്ടെ ഇവിടെ ആശംസിക്കുന്നതും അഞ്ചുകാര്യങ്ങളാണെന്നത് പ്രത്യേകം ശ്രദ്ധിക്കുക </text:p>
      <text:p text:style-name="P4">വീണ്ടും കർമ്മി പറയുന്നു,പ്രജാപതി പ്രിയതാം . പ്രജാപതി പ്രീതനാകേണമേ.</text:p>
      <text:p text:style-name="P4">അപ്പോൾ എല്ലവരും കൂടിപറയുന്നു,പ്രിയതാം പ്രജാപതി,പ്രീതനാവേണമേ പ്രജാപതീ.</text:p>
      <text:p text:style-name="P5">കുട്ടികളുടെ സംശയം വരവായി.</text:p>
      <text:p text:style-name="P5">ശാന്തിയും പുഷ്ടിയും ഋദ്ധിയും ഒക്കെ ആശംസിച്ചതുപോലെ എല്ലാവരും കൂടി പ്രജാപ്തി പ്രീയതാം എന്നു പറഞ്ഞാൽ പോരേ? പ്രജാപതി പ്രീയതാം <text:s/>എന്നും പ്രീയതാം പ്രജാപതി എന്നും മറിച്ചും തിരിച്ചും പറയുന്നതെന്തിനാണ്?കുറുമ്പുല്ലു കൊടുക്കുന്നതുപോലെ മറിച്ചും തിരിച്ചുമാണോ എല്ലാ കാര്യവും? <text:s/></text:p>
      <text:p text:style-name="P5"><text:s text:c="5"/>“ക്രിയകളുടെയൊക്കെ ഉദ്ദേശവും ലക്ഷ്യവും <text:s/>മന്ത്രങ്ങളുടെ രൂപവും ഭാവവും പൂർണ്ണമായി മന സ്സിലാക്കാൻ പ്രയാസമാണ്.ഒരേ വാക്കുകളാണെങ്കിലും ഉപയോഗിക്കുന്ന സ്ഥാനത്തിനും രീതിയ്ക്കും അനുസരിച്ച് അർത്ഥത്തിനും ഭാവത്തിനും മാറ്റം വരും . പ്രജാപതി പ്രീതനാകേണമേ എന്നു കർമ്മി സാധാരണ രീതിയിൽ പ്രാർത്ഥിക്കുമ്പോൾ പ്രീതനാകേണമേപ്രജാപതീ എന്നു ക്രിയ ആദ്യം പ്രയോഗിച്ച് അർത്ഥനയെ കൂടുതൽ ബലവത്താകുന്നു മറ്റ് ബ്രാഹ്മണശ്രേഷ്ഠർ. സീതാദേവിയെകണ്ടുമടങ്ങിവന്ന ഹനുമാൻ ആകാം ക്ഷാഭരിതരായിരിക്കുന്ന ശ്രീരാമാദികളോട്"കണ്ടു സീതയെ ഞാൻ എന്നാണല്ലോ പറഞ്ഞത്.കാണാൻ സാധിച്ചു എന്നകാര്യത്തിനു കൂടുതൽ പ്രാധാന്യം കിട്ടിയിരിക്കുന്നു അഛനും മകളും എന്ന ഖണ്ഡകാവ്യത്തിൽഭാവത്തിനു തീക്ഷ്ണത കിട്ടുവാൻ വള്ള ത്തോൾ ഇത്തരം പ്രയോഗങ്ങൾ നടത്തിയിട്ടു ണ്ട് <text:s/></text:p>
      <text:p text:style-name="P5">“പകർന്നൂ ഭാവം പെട്ടെന്നക്കാലരുദ്രാകാര- </text:p>
      <text:p text:style-name="P5">ന്നുതിർന്നൂ മിഴിയിൽ നിന്നെരിതീപ്പൊരിമേന്മേൽ </text:p>
      <text:p text:style-name="P6">വളഞ്ഞൂ പുരികങ്ങൾ <text:s/>ചുളിഞ്ഞൂവാർനെറ്റിത്ത - </text:p>
      <text:p text:style-name="P6">ട്ടിളികീലിലയുമങ്ങടങ്ങീ കാറ്റെമ്പാടും "</text:p>
      <text:p text:style-name="P6">സ്ഥാനമാറ്റത്തിനനുസരിച്ചുള്ള ഭാവമാറ്റം രസതന്ത്രത്തിൽ ധാരാളമായി ദർശിക്കാനാവും <text:span text:style-name="T2">stereoisomerism അങ്ങനെയാണ്. geometrical isomerism <text:s/>ത്തിലും <text:s/>optical isomerism <text:s/>ത്തിലും അങ്ങനെയാണ് രാസപ്രവർത്തനങ്ങളിൽ <text:s/>ഒപ്റ്റിക്കൽ <text:s/>ഐസോമെറുകൾ ഒരുപോലെയാണെങ്കിലും ജൈവരാസപ്രവർത്തനങ്ങളിൽ വ്യത്യസ്തമായിരിക്കും . ഇതിന്റെ കാരണം ആറ്റങ്ങളുടെ സ്ഥാനമാറ്റം ഒന്നു മാത്രമാണ്. പ്ലസ് ടൂ വിൽ organic chemistry <text:s/>പഠിക്കുമ്പോൾ കൂടുതൽ മനസ്സിലാകും </text:span></text:p>
      <text:p text:style-name="P6"><text:soft-page-break/><text:span text:style-name="T2">“അതിന് ഓർഗാനിക് കെമിസ്ട്രി വരെയൊന്നും പോകണ്ട. ചിലനേരങ്ങളിലും ചില സ്ഥാനങ്ങളിലും <text:s/>ആളുകളുടെ ഭാവം മാറുന്നതു കാണാം <text:s/>ചില ഉദ്യോഗസ്ഥർ തന്നെ ആപ്പീസിനകത്തും പുറത്തും രണ്ടു ഭാവക്കാരായിരിക്കും <text:s/>പുറത്തുവച്ചുകാണിക്കുന്ന ലോഗ്യം ആപ്പീസിലെ കസേരയിൽ കയറുമ്പോൾ കാണിക്കുകയില്ല.” കേട്ടുകൊണ്ടിരുന്ന രാമേട്ടൻ പറഞ്ഞു.</text:span></text:p>
      <text:p text:style-name="P6"><text:span text:style-name="T2">പ്രജാപതി ആരാണഛാ?-കുട്ടികൾ </text:span></text:p>
      <text:p text:style-name="P6"><text:span text:style-name="T2">ബ്രഹ്മാവാകാം , ബ്രഹ്മാവ് സൃഷ്ടിച്ച ദക്ഷപ്രജാപതി മുതലായ പത്തു പ്രജാപതികളാകാം . സൂര്യനാകാം ,ഇന്ദ്രനാകാം. സാമാന്യമായി മനസ്സിലാക്കാൻ ശബ്ദതാരാവലി നോക്കിയാൽ മതി. ഇവിടെ പുണ്യാഹം ഏതു കർമ്മത്തിനുവേണ്ടിയാണോ ചെയ്യുന്നത് ആ കർമ്മത്തിന്റെ ദേവതയാണ് പ്രജാപതി. </text:span></text:p>
      <text:p text:style-name="P6"><text:span text:style-name="T2">ഉദാഹരണം </text:span></text:p>
      <text:p text:style-name="P6"><text:span text:style-name="T2"><text:s text:c="5"/>കർമ്മം <text:s text:c="18"/>ദേവതാപ്രീതി <text:s/></text:span></text:p>
      <text:p text:style-name="P6"><text:span text:style-name="T2">1. <text:s/>പുംസവനം <text:s text:c="13"/>ഓം പുംസവനദേവതാ പ്രീയന്താം</text:span></text:p>
      <text:p text:style-name="P6"><text:span text:style-name="T2">2. <text:s/>സീമന്തം <text:s text:c="16"/>ഓം ധാതാ പ്രീയതാം</text:span></text:p>
      <text:p text:style-name="P6"><text:span text:style-name="T2">3. <text:s/>വിഷ്ണുബലി <text:s text:c="14"/>ഓം സവിതാപ്രിയതാം</text:span></text:p>
      <text:p text:style-name="P6"><text:span text:style-name="T2">4. <text:s/>നാമകരണം <text:s text:c="12"/>ഓം സവിതാ പ്രിയതാം</text:span></text:p>
      <text:p text:style-name="P6"><text:span text:style-name="T2">5.നിഷ്ക്രാമണം <text:s text:c="14"/>ഓം സവിതാപ്രിയതാം <text:s/></text:span></text:p>
      <text:p text:style-name="P6"><text:span text:style-name="T2">6.അന്നപ്രാശനം <text:s text:c="10"/>ഓം സവിതാ പ്രിയതാം </text:span></text:p>
      <text:p text:style-name="P6"><text:span text:style-name="T2"><text:s text:c="3"/>അരപ്പുണ്യാഹം <text:s text:c="11"/>ഓം അന്നദേവതാപ്രിയതാം <text:s/></text:span></text:p>
      <text:p text:style-name="P6"><text:span text:style-name="T2">7. <text:s/>ചൗളം <text:s text:c="21"/>ഓം കേശിനാപ്രീയന്താം</text:span></text:p>
      <text:p text:style-name="P6"><text:span text:style-name="T2">8. ഉപനയനം <text:s text:c="15"/>ഓം ഇന്ദ്രാ പ്രീയതാം</text:span></text:p>
      <text:p text:style-name="P6"><text:span text:style-name="T2">9. സമാവർത്തനം <text:s text:c="10"/>ഓം ഇന്ദ്രാ പ്രിയതാം</text:span></text:p>
      <text:p text:style-name="P6"><text:span text:style-name="T2">10.. വിവാഹം <text:s text:c="16"/>ഓം വിവാഹ ദേവതാപ്രിയതാം</text:span></text:p>
      <text:p text:style-name="P6"><text:span text:style-name="T2">11. താലികെട്ട് <text:s text:c="13"/>ഓം മംഗളദേവതാപ്രീയതാം</text:span></text:p>
      <text:p text:style-name="P6"><text:span text:style-name="T2">12. വേളി അരപ്പുണ്യാഹം <text:s text:c="2"/>ഓംദ്യാവാപൃഥ്വീ പ്രീയതാം</text:span></text:p>
      <text:p text:style-name="P6"><text:span text:style-name="T2"><text:s text:c="2"/>ഇങ്ങനെ ഓരോ കർമ്മത്തിനും പുണ്യാഹദേവത വിവിധങ്ങളാണ്" </text:span></text:p>
      <text:p text:style-name="P6"><text:span text:style-name="T2"><text:s text:c="3"/>" പുണ്യാഹമില്ലാത്ത ക്രിയയുണ്ടോ?” </text:span></text:p>
      <text:p text:style-name="P6"><text:span text:style-name="T2">“ഉണ്ട്.ജാതകർമ്മം .ഇത് ജനിച്ചാൽ 90 നാഴികയ്ക്കകം ചെയ്യേണ്ടതാണ്. 12-)0 ദിവസമല്ലേ അശുദ്ധം നീങ്ങി ശുദ്ധപുണ്യാഹം ആവുകയുള്ളൂ? അതുപോലെ സംസ്കാരം സഞ്ചയനം <text:s/>പിണ്ഡം മുതലായ അപരക്രിയകളും ആശൂലത്തിലാണല്ലോ ചെയ്യുന്നത്.അവയ്ക്കും പുണ്യാഹം നടത്താറില്ല. ശേഷം മന്ത്രങ്ങൾ കൂടി നോക്കാം <text:s/></text:span></text:p>
      <text:p text:style-name="P6"><text:span text:style-name="T2"><text:s/>പുണ്യാഹം ഭവന്തോ ബ്രുവന്തു--പുണ്യാഹം എന്നു ഭവാന്മാർ പറഞാലും , ആശംസിച്ചാലും . ഈനിർദ്ദേശം അനുസരിച്ച് മറ്റുള്ളവർ പുണ്യാഹം <text:s/>എന്നുപറയുന്നു, അഥവാ ആശംസിക്കുന്നു. അതുപോലെ "സ്വസ്തി ഭവന്തോ ബ്രുവന്തു'. ഭവാന്മാർ സ്വസ്തി അഥവാ മംഗളം ആശംസിച്ചാലും .ഓം സ്വസ്തി എന്നു മറ്റുള്ളവർ ആശംസിക്കുന്നു. <text:s/>ഓം ഋദ്ധി ഭവന്തോ ബ്രുവന്തു-ഭവാന്മാർ സമൃദ്ധിയെ ആശംസിച്ചാലും ഈ നിർദ്ദേശമനുസരിച്ച് ഓം ഋദ്ധ്യതാം എന്നു മൂന്നു പ്രാവശ്യം ആശംസിക്കുന്നു. ഇങ്ങനെ വേദവിത്തുകളായ ബ്രാഹ്മണർ പുണ്യാഹവും മംഗളവും സമൃദ്ധിയും ആശംസിച്ചതിനു ശെഷം <text:s/>പുണ്യാഹജലം നിറച്ച ഉരുളി ഭൂമിയിൽ വച്ച് മന്ത്രങ്ങൾചൊല്ലിത്തളിക്കുന്നു.”</text:span></text:p>
      <text:p text:style-name="P6"><text:span text:style-name="T2"><text:s text:c="2"/>“ ദാ അവിടെ എല്ലാവരും ഇരുന്നു തളിക്കാൻ തുടങ്ങിയല്ലോ" എന്നു പറഞ്ഞുകൊണ്ട് കുട്ടികൾ അങ്ങോട്ട് ശ്രദ്ധിച്ചിരിപ്പായി.</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12:02:44.545234751</meta:creation-date>
    <dc:date>2013-11-18T12:34:56.381451152</dc:date>
    <meta:editing-duration>PT2H11M10S</meta:editing-duration>
    <meta:editing-cycles>10</meta:editing-cycles>
    <meta:generator>LibreOffice/4.1.2.3$Linux_x86 LibreOffice_project/410m0$Build-3</meta:generator>
    <meta:document-statistic meta:table-count="0" meta:image-count="0" meta:object-count="0" meta:page-count="3" meta:paragraph-count="76" meta:word-count="648" meta:character-count="3724" meta:non-whitespace-character-count="2833"/>
  </office:meta>
</office:document-meta>
</file>